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fo:color="#000000" style:font-name="Liberation Serif" fo:font-size="12pt" style:font-size-asian="12pt" style:font-size-complex="12pt"/>
    </style:style>
    <style:style style:name="P10" style:family="paragraph" style:parent-style-name="Text_20_body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font-name="Liberation Serif" fo:font-size="12pt" fo:font-weight="normal" style:font-size-asian="12pt" style:font-size-complex="12pt"/>
    </style:style>
    <style:style style:name="P12" style:family="paragraph" style:parent-style-name="Text_20_body">
      <style:text-properties style:font-name="Liberation Serif" fo:font-size="12pt" style:font-size-asian="12pt" style:font-size-complex="12pt"/>
    </style:style>
    <style:style style:name="P13" style:family="paragraph" style:parent-style-name="Text_20_body">
      <style:text-properties fo:color="#0000ff"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00ff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fo:line-height="114%" style:writing-mode="lr-tb"/>
    </style:style>
    <style:style style:name="P19" style:family="paragraph" style:parent-style-name="Text_20_body">
      <style:paragraph-properties fo:margin-top="0cm" fo:margin-bottom="0cm" fo:line-height="114%" style:writing-mode="lr-tb"/>
      <style:text-properties fo:color="#0000ff" style:font-name="Liberation Serif" fo:font-size="12pt" fo:font-weight="normal" style:font-size-asian="12pt" style:font-size-complex="12pt"/>
    </style:style>
    <style:style style:name="P20" style:family="paragraph" style:parent-style-name="Text_20_body">
      <style:paragraph-properties fo:margin-top="0cm" fo:margin-bottom="0cm" fo:line-height="114%" style:writing-mode="lr-tb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fo:line-height="114%" style:writing-mode="lr-tb"/>
      <style:text-properties style:font-name="Liberation Serif" fo:font-size="12pt" style:font-size-asian="12pt" style:font-size-complex="12pt"/>
    </style:style>
    <style:style style:name="P22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</style:style>
    <style:style style:name="P25" style:family="paragraph" style:parent-style-name="Preformatted_20_Text">
      <style:text-properties fo:font-weight="bold"/>
    </style:style>
    <style:style style:name="P26" style:family="paragraph" style:parent-style-name="Preformatted_20_Text">
      <style:text-properties fo:color="#0000ff" style:font-name="Liberation Serif" fo:font-size="12pt" style:font-size-asian="12pt" style:font-size-complex="12pt"/>
    </style:style>
    <style:style style:name="P27" style:family="paragraph" style:parent-style-name="Preformatted_20_Text">
      <style:text-properties fo:color="#0000ff" style:font-name="Liberation Serif" fo:font-size="12pt" fo:font-weight="normal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>
      <style:text-properties style:font-name="Liberation Serif" fo:font-size="12pt" fo:font-weight="bold" style:font-size-asian="12pt" style:font-size-complex="12pt"/>
    </style:style>
    <style:style style:name="P30" style:family="paragraph" style:parent-style-name="Preformatted_20_Text">
      <style:text-properties style:font-name="Liberation Serif" fo:font-size="12pt" style:font-size-asian="12pt" style:font-size-complex="12pt"/>
    </style:style>
    <style:style style:name="P31" style:family="paragraph" style:parent-style-name="Preformatted_20_Text">
      <style:text-properties fo:color="#000000" fo:font-size="12pt" fo:font-weight="bold" style:font-size-asian="12pt" style:font-weight-asian="bold" style:font-size-complex="12pt" style:font-weight-complex="bold"/>
    </style:style>
    <style:style style:name="P32" style:family="paragraph" style:parent-style-name="Preformatted_20_Text">
      <style:text-properties fo:color="#000000" fo:font-size="12pt" style:font-size-asian="12pt" style:font-size-complex="12pt"/>
    </style:style>
    <style:style style:name="P33" style:family="paragraph" style:parent-style-name="Preformatted_20_Text">
      <style:text-properties fo:color="#000000" fo:font-size="12pt" fo:font-weight="normal"/>
    </style:style>
    <style:style style:name="P34" style:family="paragraph" style:parent-style-name="Preformatted_20_Text">
      <style:text-properties fo:color="#000000" style:font-name="Liberation Serif" fo:font-size="12pt"/>
    </style:style>
    <style:style style:name="P35" style:family="paragraph" style:parent-style-name="Preformatted_20_Text">
      <style:text-properties fo:color="#000000" style:font-name="Liberation Serif" fo:font-size="12pt" fo:font-weight="bold"/>
    </style:style>
    <style:style style:name="P36" style:family="paragraph" style:parent-style-name="Preformatted_20_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37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38" style:family="paragraph" style:parent-style-name="Preformatted_20_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0" style:family="paragraph" style:parent-style-name="Preformatted_20_Text">
      <style:text-properties fo:font-variant="normal" fo:text-transform="none" fo:color="#0000ff" style:text-line-through-style="none" style:font-name="Arial" fo:font-size="11.25pt" fo:font-style="normal" style:text-underline-style="none" fo:font-weight="normal" style:text-blinking="false" fo:background-color="transparent" style:font-size-asian="12pt" style:font-size-complex="12pt"/>
    </style:style>
    <style:style style:name="P41" style:family="paragraph" style:parent-style-name="Preformatted_20_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2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size-asian="12pt" style:font-size-complex="12pt"/>
    </style:style>
    <style:style style:name="P43" style:family="paragraph" style:parent-style-name="Text_20_body">
      <style:text-properties fo:color="#0000ff" style:font-name="Liberation Serif" fo:font-size="12pt" style:font-size-asian="12pt" style:font-size-complex="12pt"/>
    </style:style>
    <style:style style:name="P44" style:family="paragraph" style:parent-style-name="Text_20_body">
      <style:text-properties style:font-name="Liberation Serif" fo:font-size="12pt" style:font-size-asian="12pt" style:font-size-complex="12pt"/>
    </style:style>
    <style:style style:name="P45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6" style:family="paragraph" style:parent-style-name="Preformatted_20_Text" style:list-style-name="L1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7" style:family="paragraph" style:parent-style-name="Preformatted_20_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49" style:family="paragraph" style:parent-style-name="Preformatted_20_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fo:color="#0000ff" style:font-name="Liberation Serif" fo:font-size="12pt" fo:font-weight="normal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fo:color="#0000ff" style:font-name="Liberation Serif" fo:font-size="12pt" fo:font-weight="bold" style:font-size-asian="12pt" style:font-size-complex="12pt"/>
    </style:style>
    <style:style style:name="P52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Liberation Serif" fo:font-size="12pt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0000ff" style:font-name="Liberation Serif" fo:font-size="12pt"/>
    </style:style>
    <style:style style:name="T5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2" style:family="text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ff" style:text-line-through-style="none" style:font-name="Liberation Serif" fo:font-size="12pt" fo:font-style="italic" style:text-underline-style="none" fo:font-weight="normal" style:text-blinking="false" fo:background-color="transparent" style:font-size-asian="12pt" style:font-size-complex="12pt"/>
    </style:style>
    <style:style style:name="T14" style:family="text">
      <style:text-properties fo:font-variant="normal" fo:text-transform="none" fo:color="#0000ff" style:text-line-through-style="none" style:font-name="Liberation Serif" fo:font-size="12pt" style:text-underline-style="none" fo:font-weight="normal" style:text-blinking="false" fo:background-color="transparent" style:font-size-asian="12pt" style:font-size-complex="12pt"/>
    </style:style>
    <style:style style:name="T15" style:family="text">
      <style:text-properties fo:font-variant="normal" fo:text-transform="none" fo:color="#0000ff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00ff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0000ff" style:text-line-through-style="none" style:text-underline-style="none" style:text-blinking="false" fo:background-color="transparent"/>
    </style:style>
    <style:style style:name="T18" style:family="text">
      <style:text-properties fo:font-variant="normal" fo:text-transform="none" fo:color="#0000ff" style:text-line-through-style="none" style:text-underline-style="none" style:text-blinking="false" fo:background-color="transparent" style:font-weight-asian="normal" style:font-weight-complex="normal"/>
    </style:style>
    <style:style style:name="T19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/>
    </style:style>
    <style:style style:name="T20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 style:font-size-asian="12pt" style:font-size-complex="12pt"/>
    </style:style>
    <style:style style:name="T21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ff" style:text-line-through-style="none" fo:font-style="normal" style:text-underline-style="none" style:text-blinking="false" fo:background-color="transparent"/>
    </style:style>
    <style:style style:name="T23" style:family="text">
      <style:text-properties fo:font-variant="normal" fo:text-transform="none" fo:color="#0000ff" style:text-line-through-style="none" fo:font-style="normal" style:text-underline-style="none" style:text-blinking="false" fo:background-color="transparent" style:font-weight-asian="normal" style:font-weight-complex="normal"/>
    </style:style>
    <style:style style:name="T24" style:family="text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25" style:family="text">
      <style:text-properties fo:font-variant="normal" fo:text-transform="none" fo:color="#0000ff" fo:font-style="normal" style:text-underline-style="solid" style:text-underline-width="auto" style:text-underline-color="font-color" fo:font-weight="normal" fo:background-color="transparent"/>
    </style:style>
    <style:style style:name="T2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27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8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29" style:family="text">
      <style:text-properties fo:font-variant="normal" fo:text-transform="none" style:text-line-through-style="none" fo:font-style="normal" style:text-underline-style="none" style:text-blinking="false" fo:background-color="#ffffff"/>
    </style:style>
    <style:style style:name="T30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31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32" style:family="text">
      <style:text-properties fo:font-variant="normal" fo:text-transform="none" style:text-line-through-style="none" style:font-name="Liberation Serif" fo:font-style="normal" style:text-underline-style="none" style:text-blinking="false" fo:background-color="transparent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font-style="normal" style:text-underline-style="solid" style:text-underline-width="auto" style:text-underline-color="font-color" fo:background-color="transparent"/>
    </style:style>
    <style:style style:name="T34" style:family="text">
      <style:text-properties style:font-name="Liberation Serif" fo:font-size="12pt" fo:font-weight="normal" style:font-weight-asian="normal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size-asian="12pt" style:font-weight-asian="bold" style:font-size-complex="12pt" style:font-weight-complex="bold"/>
    </style:style>
    <style:style style:name="T37" style:family="text">
      <style:text-properties style:font-size-asian="12pt" style:font-size-complex="12pt"/>
    </style:style>
    <style:style style:name="T38" style:family="text">
      <style:text-properties style:font-size-asian="12pt" style:font-weight-asian="normal" style:font-size-complex="12pt" style:font-weight-complex="normal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weight="normal" style:font-weight-asian="normal" style:font-weight-complex="normal"/>
    </style:style>
    <style:style style:name="T41" style:family="text">
      <style:text-properties fo:color="#000000" style:font-name="Liberation Serif" fo:font-size="12pt" style:font-size-asian="12pt" style:font-weight-asian="bold" style:font-size-complex="12pt" style:font-weight-complex="bold"/>
    </style:style>
    <style:style style:name="T42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weight-asian="bold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1. ¿Cuáles son los paradigmas de programación más importantes? Enumérelos y descríbalos.</text:p>
      <text:p text:style-name="P30"><text:tab/><text:bookmark text:name="docs-internal-guid-7f33b33e-a031-3510-00b3-ee8d50891833"/><text:span text:style-name="T19">- </text:span><text:span text:style-name="T25">Imperativa</text:span><text:span text:style-name="T19">. Los programas imperativos son un conjunto de instrucciones que le indican <text:tab/>al computador cómo realizar una tarea.</text:span></text:p>
      <text:p text:style-name="P19"><text:span text:style-name="T28"><text:tab/>- </text:span><text:span text:style-name="T33">Funcional.</text:span><text:span text:style-name="T30"> </text:span><text:span text:style-name="T28">La programación funcional se basa en el concepto de función de corte más <text:tab/>matemático que no maneja datos mutables o de estado</text:span></text:p>
      <text:p text:style-name="P19"><text:span text:style-name="T28"><text:tab/>- </text:span><text:span text:style-name="T33">Lógica.</text:span><text:span text:style-name="T30"> </text:span><text:span text:style-name="T29">La programación lógica gira en torno al concepto de predicado, o relación entre <text:tab/>elementos.</text:span></text:p>
      <text:p text:style-name="P21"><text:span text:style-name="T19"><text:tab/>- </text:span><text:span text:style-name="T25">Orientada a objetos.</text:span><text:span text:style-name="T16"> </text:span><text:span text:style-name="T19">Este paradigma usa los objetos en sus interacciones, para diseñar <text:tab/>aplicaciones y programas informáticos</text:span></text:p>
      <text:p text:style-name="P17"/>
      <text:p text:style-name="P36">2. ¿Cuáles son las principales diferencias entre un sistema de control de cambios y configuraciones distribuido y uno centralizado?</text:p>
      <text:p text:style-name="P29"><text:span text:style-name="T45"><text:tab/></text:span><text:bookmark text:name="docs-internal-guid-7f33b33e-a031-864f-508b-bf642124e965"/><text:span text:style-name="T19">El distribuido contiene varios repositorios en distintos servidores.</text:span></text:p>
      <text:p text:style-name="P17"><text:tab/>El centralizado es un único repositorio alojado en un servidor.</text:p>
      <text:p text:style-name="P30"><text:tab/></text:p>
      <text:p text:style-name="P36">3. ¿Que es un registro de activación (stack frame)?</text:p>
      <text:p text:style-name="P12"><text:bookmark text:name="docs-internal-guid-7f33b33e-a02f-42d4-a95b-299e3d492d58"/><text:span text:style-name="T8"><text:tab/></text:span><text:span text:style-name="T19">El stack frame es el bloque de información que se guarda en la pila para realizar un procedimiento o una llamada a función</text:span></text:p>
      <text:p text:style-name="P7"/>
      <text:p text:style-name="P10">4. Considere los lenguajes imperativos: ¿En que zona de la memoria se suelen almacenar las variables locales?</text:p>
      <text:p text:style-name="P13"><text:tab/>En memoria principal.</text:p>
      <text:p text:style-name="P14"/>
      <text:p text:style-name="P36">5. ¿Qué es un subprograma?</text:p>
      <text:p text:style-name="P30"><text:tab/><text:bookmark text:name="docs-internal-guid-7f33b33e-a02e-9ba4-c23e-461abbaa2af2"/><text:span text:style-name="T19">Un subprograma es una rutina, procedimiento o conjunto de instrucciones que realizan una labor específica. Los subprogramas o subrutinas nacieron de la necesidad de no repetir innecesariamente un trabajo ya hecho. Pueden invocarse desde el cuerpo del programa principal cuantas veces se desee.</text:span></text:p>
      <text:p text:style-name="P39"/>
      <text:p text:style-name="P36">6. ¿Qué es git?</text:p>
      <text:p text:style-name="P30"><text:tab/><text:span text:style-name="T1">Es un software de gestión de versiones.</text:span></text:p>
      <text:p text:style-name="P30"/>
      <text:p text:style-name="P36">7. ¿Qué son github y bitbucket?</text:p>
      <text:p text:style-name="P30"><text:tab/><text:bookmark text:name="docs-internal-guid-7f33b33e-a033-c06b-8132-975afcbd9999"/><text:span text:style-name="T19">Servicios web que permiten el alojamiento de repositorios creados con git, y en el caso de bitbucket, también con mercurial, otro gestor de versiones.</text:span></text:p>
      <text:p text:style-name="P30"/>
      <text:p text:style-name="P36">8. ¿Qué es un repositorio?</text:p>
      <text:p text:style-name="P30"><text:tab/><text:bookmark text:name="docs-internal-guid-7f33b33e-a033-08f8-e092-0f69d5346607"/><text:span text:style-name="T19">Un repositorio es un sitio centralizado donde se almacena y mantiene información digital, habitualmente bases de datos o archivos informáticos.</text:span></text:p>
      <text:p text:style-name="P12"><text:line-break/><text:span text:style-name="T39">9. ¿Qué es una rama?</text:span></text:p>
      <text:p text:style-name="P30"><text:span text:style-name="T8"><text:tab/></text:span><text:span text:style-name="T19">Es una linea de desarrollo del código.</text:span></text:p>
      <text:p text:style-name="P41"/>
      <text:p text:style-name="P36">10. ¿Qué es una etiqueta (tag)?</text:p>
      <text:p text:style-name="P30"><text:tab/><text:span text:style-name="T1">Nombre simbólico para un commit.</text:span></text:p>
      <text:p text:style-name="P30"/>
      <text:p text:style-name="P36">11. ¿Qué es un asiento (commit)?</text:p>
      <text:p text:style-name="P30"><text:tab/><text:bookmark text:name="docs-internal-guid-7f33b33e-a036-ab19-b526-34388806d2d4"/><text:span text:style-name="T19">Commit es una orden git que envía los cambios realizados en los ficheros que estén en la staging area hasta el repositorio.</text:span></text:p>
      <text:p text:style-name="P12"><text:soft-page-break/><text:line-break/></text:p>
      <text:p text:style-name="P36">12. ¿Qué es un escenario (stage o index)?</text:p>
      <text:p text:style-name="P34"><text:span text:style-name="T37"><text:tab/></text:span><text:bookmark text:name="docs-internal-guid-7f33b33e-a086-412f-b154-fdf2bec82553"/><text:span text:style-name="T20">El área de preparación es un sencillo archivo, que almacena información acerca de lo que va a ir en tu próxima confirmación (commit).</text:span></text:p>
      <text:p text:style-name="P39"/>
      <text:p text:style-name="P36">13. Complete los comandos:</text:p>
      <text:p text:style-name="P38"><text:tab/>$ git config <text:span text:style-name="T1">--global</text:span> user.<text:span text:style-name="T1">name</text:span> "Firstname Lastname"</text:p>
      <text:p text:style-name="P37"><text:tab/>$ git config <text:span text:style-name="T1">--global</text:span> user.<text:span text:style-name="T1">email</text:span> "your_email@youremail.com"</text:p>
      <text:p text:style-name="P37"/>
      <text:p text:style-name="P36">14. ¿Cómo se pueden ver los valores de una configuración git?</text:p>
      <text:p text:style-name="P37"><text:tab/><text:span text:style-name="T1">git config list </text:span></text:p>
      <text:p text:style-name="P26"/>
      <text:p text:style-name="P36">15. ¿Cómo se puede hacer que git ignore ciertos ficheros?</text:p>
      <text:p text:style-name="P37"><text:tab/><text:span text:style-name="T1">g</text:span><text:span text:style-name="T15">it ignore &lt;nombre_fichero&gt;</text:span></text:p>
      <text:p text:style-name="P40"/>
      <text:p text:style-name="P36">16. ¿Cómo se crea un repositorio git?</text:p>
      <text:p text:style-name="P37"><text:tab/><text:span text:style-name="T1">git init</text:span></text:p>
      <text:p text:style-name="P37"/>
      <text:p text:style-name="P36">17. ¿Cómo se clona un repositorio git?</text:p>
      <text:p text:style-name="P36"><text:tab/><text:span text:style-name="T3">git clone &lt;URL&gt;</text:span></text:p>
      <text:p text:style-name="P27"/>
      <text:p text:style-name="P36">18. ¿Cómo se añaden cambios para que están bajo el control de git?</text:p>
      <text:p text:style-name="P36"><text:tab/></text:p>
      <text:p text:style-name="P36"/>
      <text:p text:style-name="P36">19. ¿Cómo se envían los cambios añadidos al repositorio?</text:p>
      <text:p text:style-name="Text_20_body"><text:bookmark text:name="docs-internal-guid-7f33b33e-a08a-e623-5d76-248ef4fca668"/><text:span text:style-name="T5"><text:tab/></text:span><text:span text:style-name="T12">git commit [-m “mensaje”]</text:span><text:line-break/></text:p>
      <text:p text:style-name="P36">20. ¿Cómo se configura qué editor se ejecuta para los mensajes de registro (log)?</text:p>
      <text:p text:style-name="P37"><text:tab/>git config --global core.<text:span text:style-name="T1">editor &lt;nombre_editor&gt;</text:span></text:p>
      <text:p text:style-name="P30"/>
      <text:p text:style-name="P36">21. ¿Para qué sirven y en qué difieren los ficheros /etc/gitconfig, ~/.gitconfig ~/.git/config?</text:p>
      <text:list xml:id="list5876539591" text:style-name="L1">
        <text:list-item>
          <text:p text:style-name="P46"><text:bookmark text:name="docs-internal-guid-7f33b33e-a08b-cbe9-fbaa-1b755626adf1"/>/etc/gitconfig: Contiene valores para todos los usuarios del sistema y todos sus repositorios.</text:p>
        </text:list-item>
      </text:list>
      <text:list xml:id="list783570059" text:style-name="L2">
        <text:list-item>
          <text:p text:style-name="P45">~/.gitconfig: Específico a tu usuario.</text:p>
        </text:list-item>
        <text:list-item>
          <text:p text:style-name="P45">~/.git/config: Específico a ese repositorio.</text:p>
        </text:list-item>
      </text:list>
      <text:p text:style-name="P36"><text:tab/></text:p>
      <text:p text:style-name="P36">22. ¿Cómo se ve el estado de mis ficheros con respecto al repositorio?</text:p>
      <text:p text:style-name="P27"><text:tab/>git status</text:p>
      <text:p text:style-name="P27"/>
      <text:p text:style-name="P36">23. ¿Qué significa que un fichero aparezca en la sección Changes to be committed: del estado de git?</text:p>
      <text:p text:style-name="P36"><text:tab/><text:span text:style-name="T3">Que hay cambios en ese fichero que se ha añadido a la stage area.</text:span></text:p>
      <text:p text:style-name="P27"/>
      <text:p text:style-name="P36">24. ¿Qué significa que un fichero aparezca en la sección new file: del estado de git?</text:p>
      <text:p text:style-name="P27"><text:tab/>Que hay un fichero nuevo que esta en la stage area y no esta en nuestro repositorio.</text:p>
      <text:p text:style-name="P36"/>
      <text:p text:style-name="P36">25. ¿Qué significa que un fichero aparezca en la sección modified: del estado de git?</text:p>
      <text:p text:style-name="P36"><text:tab/><text:span text:style-name="T3">Que hay un fichero que ha sido modificado con respecto al que tenemos en el repositorio (o sea que ya lo teníamos con seguimiento).</text:span></text:p>
      <text:p text:style-name="P27"/>
      <text:p text:style-name="P36"/>
      <text:p text:style-name="P36"><text:soft-page-break/>26. ¿Qué significa que un fichero este sin rastrear (untracked)?</text:p>
      <text:p text:style-name="P36"><text:tab/><text:span text:style-name="T3">Que nuestro repositorio no esta haciendo un seguimiento de ese fichero, aunque este en la ubicación del mismo.</text:span></text:p>
      <text:p text:style-name="P36"/>
      <text:p text:style-name="P36">27. ¿Qué compara el comando git diff cuando no se le pasan opciones?</text:p>
      <text:p text:style-name="P36"><text:tab/><text:span text:style-name="T3">Compara lo que hay en tu repositorio con lo que hay en la stage area.</text:span></text:p>
      <text:p text:style-name="P27"/>
      <text:p text:style-name="P36">28. ¿Qué opción hay que pasarle a git commit para especificar el mensaje de log y evitar que abra el editor?</text:p>
      <text:p text:style-name="P36"><text:tab/><text:span text:style-name="T43">git commit </text:span><text:span text:style-name="T3">-m “mensaje que queremos poner”</text:span></text:p>
      <text:p text:style-name="P38"/>
      <text:p text:style-name="P36">29. ¿Qué opción hay que pasarle a git commit para que añada todos los cambios efectuados en</text:p>
      <text:p text:style-name="P36">ficheros rastreados (tracked)?</text:p>
      <text:p text:style-name="P27"><text:tab/>git commit -a (la opcion -a)</text:p>
      <text:p text:style-name="P27"/>
      <text:p text:style-name="P36">30. ¿Qué información muestra por la consola git log para cada asiento (commit) cuando se llama sin argumentos?</text:p>
      <text:p text:style-name="P35"><text:span text:style-name="T36"><text:tab/></text:span><text:bookmark text:name="docs-internal-guid-7f33b33e-a094-2192-3a97-3c18f5126059"/><text:span text:style-name="T20">Muestra una referencia al último commit de ese archivo, el nombre y el correo del autor, la fecha de último cambio y el mensaje de cuando se subió el archivo al repositorio.</text:span></text:p>
      <text:p text:style-name="Text_20_body"/>
      <text:p text:style-name="P36">31. ¿Qué hace la opción --graph de git log?</text:p>
      <text:p text:style-name="P26"><text:tab/>Salen unos guiones en la parte derecha y unos asteriscos ¬¬</text:p>
      <text:p text:style-name="P26"/>
      <text:p text:style-name="P36">32. ¿Qué muestra el comando git remote?</text:p>
      <text:p text:style-name="P1"><text:bookmark text:name="docs-internal-guid-7f33b33e-a097-c49f-437f-c9c80e9f0380"/><text:tab/><text:span text:style-name="T2">Muestra la lista de repositorios remotos que tenemos configurados para al repositorio en el que estemos.</text:span></text:p>
      <text:p text:style-name="P36"/>
      <text:p text:style-name="P36">33. ¿Qué muestra el comando git remote -v?</text:p>
      <text:p text:style-name="P35"><text:span text:style-name="T36"><text:tab/></text:span><text:bookmark text:name="docs-internal-guid-7f33b33e-a097-7279-7f80-c9ae9181bb45"/><text:span text:style-name="T21">Hace lo mismo que el comando anterior, pero mostrando la URL asociada a cada repositorio.</text:span></text:p>
      <text:p text:style-name="Text_20_body"/>
      <text:p text:style-name="P36">34. ¿Cómo se añade un nuevo repositorio remoto?</text:p>
      <text:p text:style-name="P30"><text:tab/><text:span text:style-name="T1">git remote add &lt;rama&gt; &lt;url&gt;</text:span></text:p>
      <text:p text:style-name="P30"/>
      <text:p text:style-name="P36">35. ¿Qué repositorio remoto queda establecido cuando se hace git clone?</text:p>
      <text:p text:style-name="P36"><text:tab/>(duda)</text:p>
      <text:p text:style-name="P36"/>
      <text:p text:style-name="P36">36. ¿Cómo se envían los cambios en el repositorio local en la rama master al repositorio remoto apuntado por origin?</text:p>
      <text:p text:style-name="P36"><text:tab/><text:span text:style-name="T3">git push origin master</text:span></text:p>
      <text:p text:style-name="P37"/>
      <text:p text:style-name="P36">37. ¿Cuál es el comando para generar una pareja clave-privada clave-pública? ¿Con qué argumentos se llama?</text:p>
      <text:p text:style-name="P25"><text:span text:style-name="T41"><text:tab/></text:span><text:bookmark text:name="docs-internal-guid-7f33b33e-a09a-f086-b491-3538b5af0a2e"/><text:span text:style-name="T11">El comando es </text:span><text:span text:style-name="T13">ssh-keygen</text:span><text:span text:style-name="T14"> </text:span><text:span text:style-name="T11">y se llama con los argumentos  </text:span><text:span text:style-name="T13">-t rsa -C "dirección correo electrónico</text:span><text:span text:style-name="T13">"</text:span></text:p>
      <text:p text:style-name="Text_20_body"><text:line-break/><text:span text:style-name="T42">38. ¿Qué permisos debe tener la clave privada y dónde debe estar?</text:span></text:p>
      <text:p text:style-name="P35"><text:span text:style-name="T36"><text:tab/></text:span><text:bookmark text:name="docs-internal-guid-7f33b33e-a09a-68b7-f1dc-57b39f42ab81"/><text:span text:style-name="T20">La clave privado debe tener permisos de lectura y escritura sólo para el usuario propietario, para el resto de usuarios no debe tener ni permisos de escritura, ni ejecución, ni lectura. La clave debe estar en el directorio ~/.ssh.</text:span></text:p>
      <text:p text:style-name="P39"/>
      <text:p text:style-name="P36"><text:soft-page-break/>39. En el contexto de las herramienta de construcción ¿Qué es una dependencia?</text:p>
      <text:p text:style-name="P36"><text:tab/>(duda)</text:p>
      <text:p text:style-name="P36">40. ¿Qué es Rake?</text:p>
      <text:p text:style-name="P35"><text:span text:style-name="T36"><text:tab/></text:span><text:bookmark text:name="docs-internal-guid-7f33b33e-a09b-fbae-16ae-1e48ef421383"/><text:span text:style-name="T20">Herramienta de control de tareas en ruby</text:span></text:p>
      <text:p text:style-name="Text_20_body"/>
      <text:p text:style-name="P36">41. ¿Cómo se describe una tarea en Rake?</text:p>
      <text:p text:style-name="Preformatted_20_Text"><text:span text:style-name="T42"><text:tab/></text:span><text:bookmark text:name="docs-internal-guid-7f33b33e-a09b-a994-65da-1ab20a1aee06"/><text:span text:style-name="T11">Task :nombre_de_la_tarea do (bloque) end</text:span></text:p>
      <text:p text:style-name="P36"><text:tab/></text:p>
      <text:p text:style-name="P36">42. ¿Qué muestra el comando rake -T?</text:p>
      <text:p text:style-name="P51"><text:span text:style-name="T45"><text:tab/></text:span><text:bookmark text:name="docs-internal-guid-7f33b33e-a43a-9d52-1a8e-bc3fdc661e88"/><text:span text:style-name="T26">Lista y muestra las tareas con sus respectivas descripciones</text:span></text:p>
      <text:p text:style-name="P43"/>
      <text:p text:style-name="P37"><text:span text:style-name="T44">43. ¿Qué indican los siguientes prefijos/sufijos?</text:span></text:p>
      <text:p text:style-name="P37"><text:tab/>$ <text:span text:style-name="T1">variable global</text:span></text:p>
      <text:p text:style-name="P37"><text:tab/>@ <text:span text:style-name="T1">atributo de instancia de clase</text:span></text:p>
      <text:p text:style-name="P37"><text:tab/>@@ <text:span text:style-name="T1">atributo de clase</text:span></text:p>
      <text:p text:style-name="P30"/>
      <text:p text:style-name="P36">44. ¿Qué números son 010, 0x1F, 0b1111?</text:p>
      <text:p text:style-name="P36"><text:tab/><text:span text:style-name="T3">Se puede usar el comando número.to_i para pasar un numero a entero.</text:span></text:p>
      <text:p text:style-name="P36"><text:span text:style-name="T3"><text:tab/>010 → 8</text:span></text:p>
      <text:p text:style-name="P36"><text:span text:style-name="T3"><text:tab/>0x1F → 31</text:span></text:p>
      <text:p text:style-name="P36"><text:span text:style-name="T3"><text:tab/>0b1111 → 15</text:span></text:p>
      <text:p text:style-name="P36"/>
      <text:p text:style-name="P36">45. ¿Es correcto escribir subguiones en un número (por ejemplo: 1_000_000)?</text:p>
      <text:p text:style-name="P27"><text:tab/>Si es correcto, ruby nos cojera el numero 1000000</text:p>
      <text:p text:style-name="P36"/>
      <text:p text:style-name="P36">46. ¿Qué diferencia hay entre "\t\n" y ’\t\n’?</text:p>
      <text:p text:style-name="P36"><text:tab/><text:span text:style-name="T3">Con comillas dobles se evalúan los comandos \t (tabulador) y <text:s/>\n (enter), <text:s/>mientras que con comillas simples nos muestra por pantalla un \t\n textualmente.</text:span></text:p>
      <text:p text:style-name="P36"/>
      <text:p text:style-name="P36">47. ¿Cómo funciona %q? ¿Qué es %q{hello world\n}? ¿Qué es %q{’a’ ’b’ ’c’}?</text:p>
      <text:p text:style-name="P27"><text:tab/>Se comportaría como si estuviera entre comillas <text:span text:style-name="T47">dobles . L</text:span>os resultados serian un “hello world” y un salto de linea y en el segundo caso <text:span text:style-name="T47">“a</text:span> b c”</text:p>
      <text:p text:style-name="P36"/>
      <text:p text:style-name="Preformatted_20_Text"><text:span text:style-name="T42">48. ¿Cómo funciona %Q? ¿Qué es %Q{hello world\n}? ¿Qué es %Q{"a" "b" "c"}?</text:span></text:p>
      <text:p text:style-name="P36"><text:tab/><text:span text:style-name="T3">Se comportaría como si estuviera entre comillas simples. Los resultados son literales se mostraría “hellos world \n” y “a b c”.</text:span></text:p>
      <text:p text:style-name="P36"><text:span text:style-name="T43"/></text:p>
      <text:p text:style-name="P36">49. ¿Qué queda en c?</text:p>
      <text:p text:style-name="P4"><text:bookmark text:name="docs-internal-guid-7f33b33e-a04f-2bcb-bb74-e23552b9aa2f"/><text:s/><text:tab/><text:span text:style-name="T43">irb(main):001:0&gt; a = 4</text:span></text:p>
      <text:p text:style-name="P22">=&gt; 4</text:p>
      <text:p text:style-name="P22">irb(main):002:0&gt; b =2</text:p>
      <text:p text:style-name="P22">=&gt; 2</text:p>
      <text:p text:style-name="P22">irb(main):003:0&gt; c = &lt;&lt;HERE</text:p>
      <text:p text:style-name="P22">irb(main):004:0" --#{a}--</text:p>
      <text:p text:style-name="P22">irb(main):005:0" --#{b}--</text:p>
      <text:p text:style-name="P22">irb(main):006:0" HERE</text:p>
      <text:p text:style-name="P12"/>
      <text:p text:style-name="P42"><text:bookmark text:name="docs-internal-guid-7f33b33e-a458-d926-9933-7f47bda01729"/><text:tab/><text:span text:style-name="T2">En c se muestra  “--4--\n--2--\n”, ya que recoge cualquier carácter palabra hasta que se introduzca HERE y #{a} y #{b} hace referencia al valor de la variable a y b, que en este caso es 4 y 2.</text:span></text:p>
      <text:p text:style-name="Preformatted_20_Text"><text:soft-page-break/><text:span text:style-name="T42">50. ¿Qué queda en c?</text:span></text:p>
      <text:p text:style-name="P4"><text:bookmark text:name="docs-internal-guid-7f33b33e-a050-9ad1-6f08-469109c10fd9"/><text:tab/><text:span text:style-name="T43">irb(main):001:0&gt; a = 4</text:span></text:p>
      <text:p text:style-name="P15"><text:tab/>=&gt; 4</text:p>
      <text:p text:style-name="P15"><text:tab/>irb(main):002:0&gt; b =2</text:p>
      <text:p text:style-name="P15"><text:tab/>=&gt; 2</text:p>
      <text:p text:style-name="P15"><text:tab/>irb(main):008:0&gt; c = &lt;&lt;’HERE’</text:p>
      <text:p text:style-name="P15"><text:tab/>irb(main):009:0’ --#{a}--</text:p>
      <text:p text:style-name="P15"><text:tab/>irb(main):010:0’ --#{b}--</text:p>
      <text:p text:style-name="P15"><text:tab/>irb(main):011:0’ HERE</text:p>
      <text:p text:style-name="Text_20_body"><text:span text:style-name="T35"><text:line-break/><text:tab/></text:span><text:bookmark text:name="docs-internal-guid-7f33b33e-a45b-e8cb-a0c5-25e96a64d4a0"/><text:span text:style-name="T15">Este caso es exactamente igual al anterior solo que en este caso no se interpolan las variables, por lo que el resultado es “--#{a}--\n--#{b}--\n”</text:span></text:p>
      <text:p text:style-name="P36">51. s = "hello". ¿Cuál es el valor de las siguientes expresiones?</text:p>
      <text:p text:style-name="P11"><text:bookmark text:name="docs-internal-guid-7f33b33e-a050-0665-8bb7-cf8f824a1409"/><text:span text:style-name="T10"><text:tab/></text:span><text:span text:style-name="T9">s[0,2] </text:span><text:span text:style-name="T7">→ </text:span><text:span text:style-name="T18">“</text:span><text:span text:style-name="T23">he”</text:span></text:p>
      <text:p text:style-name="P20"><text:span text:style-name="T28"><text:tab/>s[-1,1] </text:span><text:span text:style-name="T30">→ </text:span><text:span text:style-name="T17">“</text:span><text:span text:style-name="T22">o”</text:span></text:p>
      <text:p text:style-name="P9"><text:span text:style-name="T27"><text:tab/>s[0,10] </text:span><text:span text:style-name="T31">→ </text:span><text:span text:style-name="T16">“</text:span><text:span text:style-name="T19">hello”</text:span></text:p>
      <text:p text:style-name="P7"/>
      <text:p text:style-name="P36">52. ¿Qué queda en g?</text:p>
      <text:p text:style-name="P28"><text:tab/><text:span text:style-name="T40">&gt;&gt; g = "hello"</text:span></text:p>
      <text:p text:style-name="P38"><text:tab/>=&gt; "hello"</text:p>
      <text:p text:style-name="P38"><text:tab/>&gt;&gt; g &lt;&lt; " world"</text:p>
      <text:p text:style-name="P28"><text:tab/></text:p>
      <text:p text:style-name="P28"><text:tab/><text:span text:style-name="T3">En g quedaría “hello world”, el &lt;&lt; inserta en g todo lo que le pongamos entre comillas, en este caso comillas dobles por lo que se interpolan las variables que pongamos ahí.</text:span></text:p>
      <text:p text:style-name="P28"/>
      <text:p text:style-name="P36">53. ¿Qué queda en e?</text:p>
      <text:p text:style-name="P36"><text:tab/><text:span text:style-name="T43">&gt;&gt; e = ’.’*3</text:span></text:p>
      <text:p text:style-name="P28"><text:tab/><text:span text:style-name="T3">En e quedaría lo que pongamos entre comillas multiplicado por 3.</text:span></text:p>
      <text:p text:style-name="P28"><text:tab/></text:p>
      <text:p text:style-name="P36">54. ¿Cuál es el resultado?</text:p>
      <text:p text:style-name="P36"><text:tab/><text:span text:style-name="T43">&gt;&gt; a = 1</text:span></text:p>
      <text:p text:style-name="P38"><text:tab/>=&gt; 1</text:p>
      <text:p text:style-name="P38"><text:tab/>&gt;&gt; "#{a=a+1} "*3</text:p>
      <text:p text:style-name="P38"><text:tab/></text:p>
      <text:p text:style-name="P36"><text:tab/><text:span text:style-name="T3">El resultado seria “2 2 2” ya que como esta entre comillas dobles se sustituyen (interpolan) las variables y se ejecuta la operación y este numero se pone 3 veces.</text:span></text:p>
      <text:p text:style-name="P36"><text:span text:style-name="T3"/></text:p>
      <text:p text:style-name="P36">55. ¿Qué es esto? <text:span text:style-name="T43">%w[this is a test]</text:span></text:p>
      <text:p text:style-name="P27"><text:tab/>Separa cada elemento en un array.</text:p>
      <text:p text:style-name="P36"/>
      <text:p text:style-name="P36">56. ¿Qué es esto? <text:span text:style-name="T43">%w[\t \n]</text:span></text:p>
      <text:p text:style-name="P36"><text:tab/><text:span text:style-name="T3">Separa cada elemento en un array y no interpola.<text:tab/></text:span></text:p>
      <text:p text:style-name="P36"/>
      <text:p text:style-name="P36">57. ¿Qué es esto? <text:span text:style-name="T43">%W[\t \n]</text:span></text:p>
      <text:p text:style-name="P38"><text:tab/><text:span text:style-name="T1">Igual que el anterior pero interpola las variables.</text:span></text:p>
      <text:p text:style-name="P36"/>
      <text:p text:style-name="P36">58. ¿Qué contiene nils?<text:span text:style-name="T43"> nils = Array.new(3)</text:span></text:p>
      <text:p text:style-name="P36"><text:tab/><text:span text:style-name="T3">Crea un array de tamaño 3 donde cada posición tendrá nils.</text:span></text:p>
      <text:p text:style-name="P36"><text:span text:style-name="T3"/></text:p>
      <text:p text:style-name="P36"><text:soft-page-break/>59. ¿Qué contiene zeros? <text:span text:style-name="T43">zeros = Array.new(3, 0)</text:span></text:p>
      <text:p text:style-name="P27"><text:tab/>En este caso si le ponemos después del tamaño al array el siguiente carácter/es es lo que nos meterá en cada posición. El resultado es [0, 0, 0].</text:p>
      <text:p text:style-name="P27"/>
      <text:p text:style-name="P36">60. ¿Qué queda en b?</text:p>
      <text:p text:style-name="P38"><text:tab/>&gt;&gt; x = [[1,2],[3,4]]</text:p>
      <text:p text:style-name="P38"><text:tab/>=&gt; [[1, 2], [3, 4]]</text:p>
      <text:p text:style-name="P38"><text:tab/>&gt;&gt; b = Array.new(x)</text:p>
      <text:p text:style-name="Preformatted_20_Text"><text:span text:style-name="T42"><text:tab/></text:span><text:bookmark text:name="docs-internal-guid-7f33b33e-a46e-574d-0568-3a6faa3c1fe8"/><text:span text:style-name="T11">En b queda guardado el array de arrays x. Es decir, es como si se hiciera una copia del mismo.</text:span><text:line-break/></text:p>
      <text:p text:style-name="P36">61. ¿Qué queda en c?</text:p>
      <text:p text:style-name="P38"><text:tab/>&gt;&gt; c = Array.new(3) { |i| 2*i }</text:p>
      <text:p text:style-name="P27"><text:tab/>En c queda un array de tamaño 3, donde cada posición saldrá de la operación entre el iterador i que comienza en 0 multiplicado por 2, o sea, 0, 2, 4.</text:p>
      <text:p text:style-name="P36"/>
      <text:p text:style-name="P36">62. ¿Cuál es el resultado de cada una de estas operaciones?</text:p>
      <text:p text:style-name="P36"><text:tab/><text:bookmark text:name="docs-internal-guid-7f33b33e-a055-fdf8-fa98-bc76fe8f5beb"/><text:span text:style-name="T27">&gt;&gt; a = (’a’..’e’).to_a</text:span></text:p>
      <text:p text:style-name="P15"><text:tab/>=&gt; ["a", "b", "c", "d", "e"]</text:p>
      <text:p text:style-name="P15"><text:tab/>&gt;&gt; a[1,1]</text:p>
      <text:p text:style-name="P15"><text:tab/>=&gt;<text:span text:style-name="T1">[“b”]. Nos dice cogemos 1 carácter en la posición 1 de el array.</text:span></text:p>
      <text:p text:style-name="P15"><text:tab/>&gt;&gt; a[-2,2]</text:p>
      <text:p text:style-name="P15"><text:tab/>=&gt;</text:p>
      <text:p text:style-name="P15"><text:tab/>&gt;&gt; a[0..2]</text:p>
      <text:p text:style-name="P15"><text:tab/>=&gt;</text:p>
      <text:p text:style-name="P15"><text:tab/>&gt;&gt; a[0...1]</text:p>
      <text:p text:style-name="P15"><text:tab/>=&gt;</text:p>
      <text:p text:style-name="P15"><text:tab/>&gt;&gt; a[-2..-1]</text:p>
      <text:p text:style-name="P15"><text:tab/>=&gt;</text:p>
      <text:p text:style-name="P16"/>
      <text:p text:style-name="P36">63. ¿Cuál es el resultado de cada una de estas operaciones?</text:p>
      <text:p text:style-name="P36"><text:tab/><text:bookmark text:name="docs-internal-guid-7f33b33e-a056-7cd8-5825-c6440c5a85f8"/><text:span text:style-name="T27">&gt;&gt; a</text:span></text:p>
      <text:p text:style-name="P15"><text:tab/>=&gt; ["a", "b", "c", "d", "e"]</text:p>
      <text:p text:style-name="P15"><text:tab/>&gt;&gt; a[0,2] = %w{A B}</text:p>
      <text:p text:style-name="P15"><text:tab/>=&gt; ["A", "B"]</text:p>
      <text:p text:style-name="P15"><text:tab/>&gt;&gt; a</text:p>
      <text:p text:style-name="P15"><text:tab/>=&gt;</text:p>
      <text:p text:style-name="P15"><text:tab/>&gt;&gt; a[2..5] = %w{C D E}</text:p>
      <text:p text:style-name="P15"><text:tab/>=&gt; ["C", "D", "E"]</text:p>
      <text:p text:style-name="P15"><text:tab/>&gt;&gt; a</text:p>
      <text:p text:style-name="P15"><text:tab/>=&gt;</text:p>
      <text:p text:style-name="P15"><text:tab/>&gt;&gt; a[0,0] = [1,2,3]</text:p>
      <text:p text:style-name="P15"><text:tab/>=&gt; [1, 2, 3]</text:p>
      <text:p text:style-name="P15"><text:tab/>&gt;&gt; a</text:p>
      <text:p text:style-name="P15"><text:tab/>=&gt;</text:p>
      <text:p text:style-name="P15"><text:tab/>&gt;&gt; a[0,2] = []</text:p>
      <text:p text:style-name="P15"><text:tab/>=&gt; []</text:p>
      <text:p text:style-name="P15"><text:tab/>&gt;&gt; a</text:p>
      <text:p text:style-name="P15"><text:tab/>=&gt;</text:p>
      <text:p text:style-name="P15"><text:soft-page-break/><text:tab/>&gt;&gt; a[-1,1] = [ ’Z’ ]</text:p>
      <text:p text:style-name="P15"><text:tab/>=&gt; ["Z"]</text:p>
      <text:p text:style-name="P15"><text:tab/>&gt;&gt; a</text:p>
      <text:p text:style-name="P15"><text:tab/>=&gt;</text:p>
      <text:p text:style-name="P15"><text:tab/>&gt;&gt; a[-2,2] = nil</text:p>
      <text:p text:style-name="P15"><text:tab/>=&gt; nil</text:p>
      <text:p text:style-name="P15"><text:tab/>&gt;&gt; a</text:p>
      <text:p text:style-name="P15"><text:tab/>=&gt;</text:p>
      <text:p text:style-name="P12"/>
      <text:p text:style-name="P12"/>
      <text:p text:style-name="P12"/>
      <text:p text:style-name="P12"/>
      <text:p text:style-name="P12"/>
      <text:p text:style-name="P12"/>
      <text:p text:style-name="P36">64. ¿Cuál es el resultado de cada una de estas operaciones?</text:p>
      <text:p text:style-name="P38"><text:tab/><text:bookmark text:name="docs-internal-guid-7f33b33e-a057-e6e4-6c94-5207ffd214a5"/><text:span text:style-name="T28">&gt;&gt; a = (1...4).to_a</text:span></text:p>
      <text:p text:style-name="P15"><text:tab/>=&gt;</text:p>
      <text:p text:style-name="P15"><text:tab/>&gt;&gt; a = a + [4, 5]</text:p>
      <text:p text:style-name="P15"><text:tab/>=&gt;</text:p>
      <text:p text:style-name="P15"><text:tab/>&gt;&gt; a += [[6, 7, 8]]</text:p>
      <text:p text:style-name="P15"><text:tab/>=&gt;</text:p>
      <text:p text:style-name="P15"><text:tab/>&gt;&gt; a = a + 9</text:p>
      <text:p text:style-name="P5"/>
      <text:p text:style-name="P5"><text:bookmark text:name="docs-internal-guid-7f33b33e-a057-3fe0-9a35-e0bc4af1f051"/>65. ¿Cual es el resultado de cada una de estas operaciones?</text:p>
      <text:p text:style-name="P15"><text:tab/>&gt;&gt; a = []</text:p>
      <text:p text:style-name="P15"><text:tab/>=&gt; []</text:p>
      <text:p text:style-name="P15"><text:tab/>&gt;&gt; a &lt;&lt; 1</text:p>
      <text:p text:style-name="P15"><text:tab/>=&gt;</text:p>
      <text:p text:style-name="P15"><text:tab/>&gt;&gt; a &lt;&lt; 2 &lt;&lt; 3</text:p>
      <text:p text:style-name="P15"><text:tab/>=&gt;</text:p>
      <text:p text:style-name="P15"><text:tab/>&gt;&gt; a &lt;&lt; [4, 5, 6]</text:p>
      <text:p text:style-name="P15"><text:tab/>=&gt;</text:p>
      <text:p text:style-name="P15"><text:tab/>&gt;&gt; a.concat [7, 8]</text:p>
      <text:p text:style-name="P15"><text:tab/>=&gt;</text:p>
      <text:p text:style-name="P8"/>
      <text:p text:style-name="P31">66. ¿Cuáles el resultado de cada una de estas operaciones?</text:p>
      <text:p text:style-name="P3"><text:bookmark text:name="docs-internal-guid-7f33b33e-a05a-35cb-6e4a-1a8ac196b9c2"/><text:tab/><text:span text:style-name="T34">&gt;&gt; x = %w{a b c b a}</text:span></text:p>
      <text:p text:style-name="P15"><text:tab/>=&gt;</text:p>
      <text:p text:style-name="P15"><text:tab/>&gt;&gt; x = x - %w{b c d}</text:p>
      <text:p text:style-name="P15"><text:tab/>=&gt;</text:p>
      <text:p text:style-name="Text_20_body"/>
      <text:p text:style-name="P31">67. ¿Cuál es el resultado de cada una de estas operaciones?</text:p>
      <text:p text:style-name="P33"><text:span text:style-name="T38"><text:tab/></text:span><text:bookmark text:name="docs-internal-guid-7f33b33e-a05b-dba0-a84c-cbd8bd4c65ca"/><text:span text:style-name="T32">&gt;&gt; z = [0]*8</text:span></text:p>
      <text:p text:style-name="P15"><text:tab/>=&gt;</text:p>
      <text:p text:style-name="P31"><text:soft-page-break/></text:p>
      <text:p text:style-name="P31">68. ¿Cuál es el resultado de cada una de estas operaciones?</text:p>
      <text:p text:style-name="P6"><text:bookmark text:name="docs-internal-guid-7f33b33e-a05d-44f3-989a-8f859c720a2e"/><text:tab/>&gt;&gt; a = [1, 1, 2, 2, 3, 3, 4]</text:p>
      <text:p text:style-name="P15"><text:tab/>=&gt; [1, 1, 2, 2, 3, 3, 4]</text:p>
      <text:p text:style-name="P15"><text:tab/>&gt;&gt; b = [5, 5, 4, 4, 3, 3, 2]</text:p>
      <text:p text:style-name="P15"><text:tab/>=&gt; [5, 5, 4, 4, 3, 3, 2]</text:p>
      <text:p text:style-name="P15"><text:tab/>&gt;&gt; c = a | b</text:p>
      <text:p text:style-name="P15"><text:tab/>=&gt;</text:p>
      <text:p text:style-name="P15"><text:tab/>&gt;&gt; d = b | a</text:p>
      <text:p text:style-name="P15"><text:tab/>=&gt;</text:p>
      <text:p text:style-name="P15"><text:tab/>&gt;&gt; e = a &amp; b</text:p>
      <text:p text:style-name="P15"><text:tab/>=&gt;</text:p>
      <text:p text:style-name="P15"><text:tab/>&gt;&gt; f = b &amp; a</text:p>
      <text:p text:style-name="P15"><text:tab/>=&gt;</text:p>
      <text:p text:style-name="Text_20_body"/>
      <text:p text:style-name="P31">69. ¿Qué resultados dan las siguientes operaciones?</text:p>
      <text:p text:style-name="P3"><text:bookmark text:name="docs-internal-guid-7f33b33e-a062-d6c1-1ea8-0521a1eb86c6"/><text:tab/><text:span text:style-name="T34">&gt;&gt; a = 1..10</text:span></text:p>
      <text:p text:style-name="P23">=&gt; 1..10</text:p>
      <text:p text:style-name="P23">&gt;&gt; a.class</text:p>
      <text:p text:style-name="P23">=&gt; Range</text:p>
      <text:p text:style-name="P23">&gt;&gt; a.to_a</text:p>
      <text:p text:style-name="P23">=&gt;</text:p>
      <text:p text:style-name="P23">&gt;&gt; b = 1...10</text:p>
      <text:p text:style-name="P23">=&gt; 1....10</text:p>
      <text:p text:style-name="P23">&gt;&gt; b.to_a</text:p>
      <text:p text:style-name="P23">=&gt;</text:p>
      <text:p text:style-name="P23">&gt;&gt; b.include? 10</text:p>
      <text:p text:style-name="P23">=&gt;</text:p>
      <text:p text:style-name="P23">&gt;&gt; b.include? 8</text:p>
      <text:p text:style-name="P23">=&gt;</text:p>
      <text:p text:style-name="P23">&gt;&gt; b.step(2) {|x| print "#{x} " }</text:p>
      <text:p text:style-name="P24"><text:span text:style-name="T6">&gt;&gt; 1..3.to_a</text:span><text:line-break/></text:p>
      <text:p text:style-name="P31">70. ¿Qué resultados dan las siguientes operaciones?</text:p>
      <text:p text:style-name="P2"><text:bookmark text:name="docs-internal-guid-7f33b33e-a05e-ae80-73e3-57a4e04a152e"/><text:tab/><text:span text:style-name="T34">&gt;&gt; r = 0...100</text:span></text:p>
      <text:p text:style-name="P15"><text:tab/>=&gt; 0....100</text:p>
      <text:p text:style-name="P15"><text:tab/>&gt;&gt; r.member? 50</text:p>
      <text:p text:style-name="P15"><text:tab/>=&gt;</text:p>
      <text:p text:style-name="P15"><text:tab/>&gt;&gt; r.include? 99.9</text:p>
      <text:p text:style-name="P15"><text:tab/>=&gt;</text:p>
      <text:p text:style-name="P15"><text:tab/>&gt;&gt; r.member? 99.9</text:p>
      <text:p text:style-name="P18"><text:span text:style-name="T6"><text:tab/>=&gt;</text:span><text:line-break/></text:p>
      <text:p text:style-name="P31">71. ¿Qué resultados dan las siguientes operaciones?</text:p>
      <text:p text:style-name="P32"/>
      <text:p text:style-name="P32"><text:tab/>&gt;&gt; true.class</text:p>
      <text:p text:style-name="P32"><text:soft-page-break/><text:tab/>=&gt;</text:p>
      <text:p text:style-name="P32"><text:tab/>&gt;&gt; false.class</text:p>
      <text:p text:style-name="P32"><text:tab/>=&gt;</text:p>
      <text:p text:style-name="P32"><text:tab/>&gt;&gt; puts "hello" if 0</text:p>
      <text:p text:style-name="P32"><text:tab/>&gt;&gt; puts "hello" if nil</text:p>
      <text:p text:style-name="P32"><text:tab/>&gt;&gt; puts "hello" if ""</text:p>
      <text:p text:style-name="P32"><text:tab/>&gt;&gt;</text:p>
      <text:p text:style-name="P32"/>
      <text:p text:style-name="P31">72. ¿Qué resultados dan las siguientes operaciones?</text:p>
      <text:p text:style-name="P6"><text:bookmark text:name="docs-internal-guid-7f33b33e-a062-3bad-c909-09400d43c53b"/><text:tab/>&gt;&gt; x = :sym</text:p>
      <text:p text:style-name="P15"><text:tab/>=&gt; :sym</text:p>
      <text:p text:style-name="P15"><text:tab/>&gt;&gt; x.class</text:p>
      <text:p text:style-name="P15"><text:tab/>=&gt; </text:p>
      <text:p text:style-name="P15"><text:tab/>&gt;&gt; x == ’sym’</text:p>
      <text:p text:style-name="P15"><text:tab/>=&gt; </text:p>
      <text:p text:style-name="P15"><text:tab/>&gt;&gt; x == :sym</text:p>
      <text:p text:style-name="P15"><text:tab/>=&gt;</text:p>
      <text:p text:style-name="P15"><text:tab/>&gt;&gt; z = :’a long symbol’</text:p>
      <text:p text:style-name="P15"><text:tab/>=&gt; :"a long symbol"</text:p>
      <text:p text:style-name="P15"><text:tab/>&gt;&gt; z.class</text:p>
      <text:p text:style-name="P20"><text:bookmark text:name="docs-internal-guid-7f33b33e-a063-31be-56b0-ee05c66e291e"/><text:span text:style-name="T28"><text:tab/>=&gt;</text:span><text:span text:style-name="T28">l </text:span></text:p>
      <text:p text:style-name="P15"><text:tab/>&gt;&gt; x == ’sym’.to_sym</text:p>
      <text:p text:style-name="P15"><text:tab/>=&gt; </text:p>
      <text:p text:style-name="P15"><text:tab/>&gt;&gt; x.to_s == ’sym’</text:p>
      <text:p text:style-name="P15"><text:tab/>=&gt; </text:p>
      <text:p text:style-name="P16">73. ¿Que resultados se dan?</text:p>
      <text:p text:style-name="P15"><text:tab/>&gt;&gt; s = "Ruby"</text:p>
      <text:p text:style-name="P15"><text:tab/>=&gt; "Ruby"</text:p>
      <text:p text:style-name="P15"><text:tab/>&gt;&gt; t = s</text:p>
      <text:p text:style-name="P15"><text:tab/>=&gt; "Ruby"</text:p>
      <text:p text:style-name="P15"><text:tab/>&gt;&gt; t[-1] = ""</text:p>
      <text:p text:style-name="P15"><text:tab/>=&gt; ""</text:p>
      <text:p text:style-name="P15"><text:tab/>&gt;&gt; print s</text:p>
      <text:p text:style-name="P15"><text:tab/>Rub</text:p>
      <text:p text:style-name="P15"><text:tab/>&gt;&gt; t = "Java"</text:p>
      <text:p text:style-name="P15"><text:tab/>=&gt; "Java"</text:p>
      <text:p text:style-name="P15"><text:tab/>&gt;&gt; print s, t</text:p>
      <text:p text:style-name="P9"/>
      <text:p text:style-name="P36">74. ¿Qué resultados dan las siguientes operaciones?</text:p>
      <text:p text:style-name="P4"><text:bookmark text:name="docs-internal-guid-7f33b33e-a064-16cf-509f-f4b9169b4aae"/><text:tab/><text:span text:style-name="T43">&gt;&gt; x = { :a =&gt; 1, :b =&gt; 2 }</text:span></text:p>
      <text:p text:style-name="P15"><text:tab/>=&gt; {:b=&gt;2, :a=&gt;1}</text:p>
      <text:p text:style-name="P15"><text:tab/>&gt;&gt; x.keys</text:p>
      <text:p text:style-name="P15"><text:tab/>=&gt;</text:p>
      <text:p text:style-name="P15"><text:tab/>&gt;&gt; x.values</text:p>
      <text:p text:style-name="P15"><text:tab/>=&gt;</text:p>
      <text:p text:style-name="P15"><text:tab/>&gt;&gt; x[:c] = 3</text:p>
      <text:p text:style-name="P15"><text:soft-page-break/><text:tab/>=&gt; 3</text:p>
      <text:p text:style-name="P15"><text:tab/>&gt;&gt; x</text:p>
      <text:p text:style-name="P15"><text:tab/>=&gt; </text:p>
      <text:p text:style-name="P15"><text:tab/>&gt;&gt; x.delete(’a’)</text:p>
      <text:p text:style-name="P15"><text:tab/>=&gt; nil</text:p>
      <text:p text:style-name="P15"><text:tab/>&gt;&gt; x</text:p>
      <text:p text:style-name="P15"><text:tab/>=&gt; </text:p>
      <text:p text:style-name="P15"><text:tab/>&gt;&gt; x.delete(:a)</text:p>
      <text:p text:style-name="P15"><text:tab/>=&gt; 1</text:p>
      <text:p text:style-name="P15"><text:tab/>&gt;&gt; x</text:p>
      <text:p text:style-name="P15"><text:tab/>=&gt;</text:p>
      <text:p text:style-name="P15"><text:tab/>&gt;&gt; x = { :a =&gt; 1, :b =&gt; 2, :c =&gt; 4 }</text:p>
      <text:p text:style-name="P15"><text:tab/>=&gt; {:b=&gt;2, :c=&gt;4, :a=&gt;1}</text:p>
      <text:p text:style-name="P15"><text:tab/>&gt;&gt; x.delete_if { |k,v| v % 2 == 0 }</text:p>
      <text:p text:style-name="P15"><text:tab/>=&gt; </text:p>
      <text:p text:style-name="P15"><text:tab/>&gt;&gt; x</text:p>
      <text:p text:style-name="P20"><text:span text:style-name="T28"><text:tab/>=&gt;</text:span><text:span text:style-name="T30"> </text:span></text:p>
      <text:p text:style-name="Text_20_body"><text:line-break/></text:p>
      <text:p text:style-name="P31">75. ¿Cuál es el resultado?</text:p>
      <text:p text:style-name="P32"><text:tab/>&gt;&gt; "%d %s" % [3, "rubies"]</text:p>
      <text:p text:style-name="P32"><text:tab/>=&gt;</text:p>
      <text:p text:style-name="P31">76. ¿Cuáles son los resultados?</text:p>
      <text:p text:style-name="P32"><text:tab/>&gt;&gt; x, y = 4, 5</text:p>
      <text:p text:style-name="P32"><text:tab/>=&gt; [4, 5] </text:p>
      <text:p text:style-name="P32"><text:tab/>&gt;&gt; z = x &gt; y ? x : y</text:p>
      <text:p text:style-name="P32"><text:tab/>=&gt; 5</text:p>
      <text:p text:style-name="P32"><text:tab/>&gt;&gt; x,y,z = [1,2,3]</text:p>
      <text:p text:style-name="P32"><text:tab/>=&gt; [1, 2, 3]</text:p>
      <text:p text:style-name="P32"/>
      <text:p text:style-name="P31">77. ¿Qué hace yield 4, 5?</text:p>
      <text:p text:style-name="P32"/>
      <text:p text:style-name="P32"><text:span text:style-name="T44">78. ¿Qué hace la siguiente sentencia?</text:span> counts = Hash.new(0) <text:span text:style-name="T44">¿Qué diferencia hay con la asignación counts = {}?</text:span></text:p>
      <text:p text:style-name="P32"/>
      <text:p text:style-name="P32"><text:span text:style-name="T44">79. ¿Qué retorna esta expresión? </text:span>’hello world, hello LPP’.scan /\w+/</text:p>
      <text:p text:style-name="P32"/>
      <text:p text:style-name="P31">80. Explique que hacen estas sentencias:</text:p>
      <text:p text:style-name="P32"/>
      <text:p text:style-name="P32"><text:tab/>c = { :a =&gt; 3, :b =&gt; 2, :c =&gt; 1 }</text:p>
      <text:p text:style-name="P32"><text:tab/>c.keys.sort.each { |k| puts c[k] }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es" style:country-asian="ES" style:font-name-complex="Lohit Hindi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3T13:13:52</dc:date>
    <dc:creator>Pedro Javier</dc:creator>
    <meta:generator>LibreOffice/3.5$Linux_X86_64 LibreOffice_project/350m1$Build-2</meta:generator>
    <meta:editing-duration>P0D</meta:editing-duration>
    <meta:editing-cycles>2</meta:editing-cycles>
    <meta:document-statistic meta:table-count="0" meta:image-count="0" meta:object-count="0" meta:page-count="10" meta:paragraph-count="357" meta:word-count="2369" meta:character-count="12550" meta:non-whitespace-character-count="10269"/>
  </office:meta>
</office:document-meta>
</file>